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NimbusRomNo9L" svg:font-family="NimbusRomNo9L"/>
    <style:font-face style:name="OpenSymbol" svg:font-family="OpenSymbol"/>
    <style:font-face style:name="Times New Roman1" svg:font-family="'Times New Roman'" style:font-family-generic="roman"/>
    <style:font-face style:name="Courier New1" svg:font-family="'Courier New'" style:font-family-generic="modern" style:font-pitch="fixed"/>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margin-left="0in" fo:margin-right="0in" fo:line-height="125%" fo:text-align="center" style:justify-single-word="false" fo:text-indent="0in" style:auto-text-indent="false"/>
      <style:text-properties fo:color="#000000" style:font-name="Times New Roman" fo:font-size="12pt" fo:font-weight="normal" style:font-size-asian="12pt" style:font-weight-asian="normal" style:font-size-complex="12pt" style:font-weight-complex="normal"/>
    </style:style>
    <style:style style:name="P3" style:family="paragraph" style:parent-style-name="Standard">
      <style:paragraph-properties fo:margin-left="0in" fo:margin-right="0in" fo:line-height="125%" fo:text-align="center" style:justify-single-word="false" fo:text-indent="0in" style:auto-text-indent="false"/>
      <style:text-properties fo:color="#000000" style:font-name="Times New Roman" fo:font-size="12pt" style:font-size-asian="12pt" style:font-size-complex="12pt"/>
    </style:style>
    <style:style style:name="P4" style:family="paragraph" style:parent-style-name="Standard">
      <style:paragraph-properties fo:margin-left="0in" fo:margin-right="0in" fo:line-height="125%" fo:text-align="start" style:justify-single-word="false" fo:text-indent="0in" style:auto-text-indent="false"/>
      <style:text-properties fo:color="#000000" style:font-name="Times New Roman" fo:font-size="12pt" style:font-size-asian="12pt" style:font-size-complex="12pt"/>
    </style:style>
    <style:style style:name="P5" style:family="paragraph" style:parent-style-name="Standard">
      <style:paragraph-properties fo:margin-left="0in" fo:margin-right="0in" fo:line-height="125%" fo:text-align="start" style:justify-single-word="false" fo:text-indent="0in" style:auto-text-indent="false"/>
      <style:text-properties fo:color="#000000" style:font-name="Times New Roman"/>
    </style:style>
    <style:style style:name="P6" style:family="paragraph" style:parent-style-name="Standard">
      <style:paragraph-properties fo:margin-left="0in" fo:margin-right="0in" fo:line-height="125%" fo:text-indent="0in" style:auto-text-indent="false"/>
      <style:text-properties fo:color="#000000" style:font-name="Courier New" fo:font-size="10pt" fo:font-weight="normal" style:font-size-asian="10pt" style:font-weight-asian="normal" style:font-size-complex="10pt" style:font-weight-complex="normal"/>
    </style:style>
    <style:style style:name="P7" style:family="paragraph" style:parent-style-name="Standard">
      <style:paragraph-properties fo:margin-left="0in" fo:margin-right="0in" fo:line-height="125%" fo:text-indent="0in" style:auto-text-indent="false"/>
      <style:text-properties fo:color="#000000" style:font-name="Courier New" fo:font-size="10pt" style:font-size-asian="10pt" style:font-size-complex="10pt"/>
    </style:style>
    <style:style style:name="P8" style:family="paragraph" style:parent-style-name="Standard">
      <style:paragraph-properties fo:margin-left="0in" fo:margin-right="0in" fo:line-height="125%" fo:text-indent="0in" style:auto-text-indent="false"/>
      <style:text-properties fo:color="#000000" style:font-name="Courier New" fo:font-size="10pt" fo:font-weight="bold" style:font-size-asian="10pt" style:font-weight-asian="bold" style:font-size-complex="10pt" style:font-weight-complex="bold"/>
    </style:style>
    <style:style style:name="P9" style:family="paragraph" style:parent-style-name="Standard">
      <style:paragraph-properties fo:margin-left="0in" fo:margin-right="0in" fo:line-height="125%" fo:text-indent="0in" style:auto-text-indent="false"/>
      <style:text-properties fo:color="#000000"/>
    </style:style>
    <style:style style:name="P10" style:family="paragraph" style:parent-style-name="Standard">
      <style:paragraph-properties fo:margin-left="1.4772in" fo:margin-right="0in" fo:line-height="125%" fo:text-indent="0in" style:auto-text-indent="false"/>
      <style:text-properties fo:color="#000000" style:font-name="Courier New" fo:font-size="10pt" style:font-size-asian="10pt" style:font-size-complex="10pt"/>
    </style:style>
    <style:style style:name="P11" style:family="paragraph" style:parent-style-name="Standard">
      <style:paragraph-properties fo:margin-left="1.4772in" fo:margin-right="0in" fo:line-height="125%" fo:text-indent="0in" style:auto-text-indent="false"/>
      <style:text-properties fo:color="#000000" style:font-name="Courier New" fo:font-size="10pt" fo:font-weight="bold" style:font-size-asian="10pt" style:font-weight-asian="bold" style:font-size-complex="10pt" style:font-weight-complex="bold"/>
    </style:style>
    <style:style style:name="P12" style:family="paragraph" style:parent-style-name="Standard">
      <style:paragraph-properties fo:margin-left="1.4772in" fo:margin-right="0in" fo:line-height="125%" fo:text-indent="0in" style:auto-text-indent="false"/>
      <style:text-properties fo:color="#000000" style:font-name="Courier New" fo:font-size="10pt" fo:font-weight="normal" style:font-size-asian="10pt" style:font-weight-asian="normal" style:font-size-complex="10pt" style:font-weight-complex="normal"/>
    </style:style>
    <style:style style:name="P13" style:family="paragraph" style:parent-style-name="Standard">
      <style:paragraph-properties fo:margin-left="1.4772in" fo:margin-right="0in" fo:line-height="125%" fo:text-indent="0in" style:auto-text-indent="false"/>
      <style:text-properties fo:color="#000000" style:font-name="Courier New" fo:font-size="10pt" fo:font-style="normal" fo:font-weight="normal" style:font-size-asian="10pt" style:font-size-complex="10pt"/>
    </style:style>
    <style:style style:name="P14" style:family="paragraph" style:parent-style-name="Standard">
      <style:paragraph-properties fo:margin-left="1.4772in" fo:margin-right="0in" fo:line-height="125%" fo:text-indent="0in" style:auto-text-indent="false"/>
      <style:text-properties fo:color="#000000"/>
    </style:style>
    <style:style style:name="P15" style:family="paragraph" style:parent-style-name="Standard">
      <style:paragraph-properties fo:margin-left="1.4772in" fo:margin-right="0in" fo:line-height="125%" fo:text-align="center" style:justify-single-word="false" fo:text-indent="0in" style:auto-text-indent="false"/>
      <style:text-properties fo:color="#000000" style:font-name="Times New Roman" fo:font-size="12pt" fo:font-weight="bold" style:font-size-asian="12pt" style:font-weight-asian="bold" style:font-size-complex="12pt" style:font-weight-complex="bold"/>
    </style:style>
    <style:style style:name="P16" style:family="paragraph" style:parent-style-name="Preformatted_20_Text">
      <style:paragraph-properties fo:margin-left="1.4772in" fo:margin-right="0in" fo:line-height="125%" fo:text-indent="0in" style:auto-text-indent="false"/>
      <style:text-properties fo:color="#000000" style:font-name="Times New Roman" fo:font-size="10pt" style:font-size-asian="10pt" style:font-size-complex="10pt"/>
    </style:style>
    <style:style style:name="P17" style:family="paragraph" style:parent-style-name="Preformatted_20_Text">
      <style:paragraph-properties fo:margin-left="1.4772in" fo:margin-right="0in" fo:line-height="125%" fo:text-indent="0in" style:auto-text-indent="false"/>
      <style:text-properties fo:color="#000000" style:font-name="Courier New" fo:font-size="10pt" style:font-size-asian="10pt" style:font-size-complex="10pt"/>
    </style:style>
    <style:style style:name="P18" style:family="paragraph" style:parent-style-name="Preformatted_20_Text">
      <style:paragraph-properties fo:line-height="125%"/>
      <style:text-properties fo:color="#000000" style:font-name="Times New Roman" fo:font-size="12pt" style:font-size-asian="12pt" style:font-size-complex="12pt"/>
    </style:style>
    <style:style style:name="P19" style:family="paragraph" style:parent-style-name="Preformatted_20_Text">
      <style:paragraph-properties fo:line-height="125%"/>
      <style:text-properties fo:color="#000000" style:font-name="Times New Roman" fo:font-size="12pt" fo:font-weight="bold" style:font-size-asian="12pt" style:font-weight-asian="bold" style:font-size-complex="12pt" style:font-weight-complex="bold"/>
    </style:style>
    <style:style style:name="P20" style:family="paragraph" style:parent-style-name="Preformatted_20_Text">
      <style:paragraph-properties fo:line-height="125%"/>
      <style:text-properties fo:color="#000000" style:font-name="Times New Roman" fo:font-size="12pt" fo:font-weight="normal" style:font-size-asian="12pt" style:font-weight-asian="normal" style:font-size-complex="12pt" style:font-weight-complex="normal"/>
    </style:style>
    <style:style style:name="P21" style:family="paragraph" style:parent-style-name="Preformatted_20_Text">
      <style:paragraph-properties fo:line-height="125%"/>
      <style:text-properties fo:color="#000000"/>
    </style:style>
    <style:style style:name="P22" style:family="paragraph" style:parent-style-name="Preformatted_20_Text">
      <style:paragraph-properties fo:line-height="125%"/>
      <style:text-properties fo:color="#000000" style:font-name="Courier New" fo:font-size="10pt" style:font-size-asian="10pt" style:font-size-complex="10pt"/>
    </style:style>
    <style:style style:name="P23" style:family="paragraph" style:parent-style-name="Preformatted_20_Text">
      <style:paragraph-properties fo:margin-left="0.4925in" fo:margin-right="0in" fo:line-height="125%" fo:text-indent="0in" style:auto-text-indent="false"/>
      <style:text-properties fo:color="#000000" style:font-name="Courier New" fo:font-size="10pt" style:font-size-asian="10pt" style:font-size-complex="10pt"/>
    </style:style>
    <style:style style:name="P24" style:family="paragraph" style:parent-style-name="Preformatted_20_Text">
      <style:paragraph-properties fo:margin-left="0.4925in" fo:margin-right="0in" fo:line-height="125%" fo:text-indent="0in" style:auto-text-indent="false"/>
      <style:text-properties fo:color="#000000" style:font-name="Courier New" fo:font-size="10pt" fo:font-weight="bold" style:font-size-asian="10pt" style:font-weight-asian="bold" style:font-size-complex="10pt" style:font-weight-complex="bold"/>
    </style:style>
    <style:style style:name="P25" style:family="paragraph" style:parent-style-name="Preformatted_20_Text">
      <style:paragraph-properties fo:margin-left="0.4925in" fo:margin-right="0in" fo:line-height="125%" fo:text-indent="0in" style:auto-text-indent="false"/>
      <style:text-properties fo:color="#000000" style:font-name="Courier New" fo:font-size="10pt" fo:font-weight="normal" style:font-size-asian="10pt" style:font-weight-asian="normal" style:font-size-complex="10pt" style:font-weight-complex="normal"/>
    </style:style>
    <style:style style:name="P26" style:family="paragraph" style:parent-style-name="Preformatted_20_Text">
      <style:paragraph-properties fo:margin-left="0.4925in" fo:margin-right="0in" fo:line-height="125%" fo:text-indent="0in" style:auto-text-indent="false"/>
      <style:text-properties fo:font-variant="normal" fo:text-transform="none" fo:color="#000000" style:font-name="Courier New" fo:font-size="10pt" fo:letter-spacing="normal" fo:font-style="normal" fo:font-weight="normal" style:font-size-asian="10pt" style:font-weight-asian="normal" style:font-size-complex="10pt" style:font-weight-complex="normal"/>
    </style:style>
    <style:style style:name="P27" style:family="paragraph" style:parent-style-name="Standard">
      <style:paragraph-properties fo:line-height="125%"/>
      <style:text-properties fo:color="#000000" style:font-name="Times New Roman" fo:font-size="12pt" fo:font-weight="normal" style:font-size-asian="12pt" style:font-weight-asian="normal" style:font-size-complex="12pt" style:font-weight-complex="normal"/>
    </style:style>
    <style:style style:name="P28" style:family="paragraph" style:parent-style-name="Standard">
      <style:paragraph-properties fo:margin-left="0in" fo:margin-right="0in" fo:line-height="125%" fo:text-align="start" style:justify-single-word="false" fo:text-indent="0in" style:auto-text-indent="false"/>
      <style:text-properties fo:color="#000000" style:font-name="Courier New" fo:font-size="10pt" style:font-size-asian="10pt" style:font-size-complex="10pt"/>
    </style:style>
    <style:style style:name="P29" style:family="paragraph" style:parent-style-name="Standard">
      <style:paragraph-properties fo:margin-left="0in" fo:margin-right="0in" fo:line-height="125%" fo:text-align="start" style:justify-single-word="false" fo:text-indent="0in" style:auto-text-indent="false"/>
      <style:text-properties fo:color="#000000" style:font-name="Courier New" fo:font-size="10pt" fo:font-weight="normal" style:font-size-asian="10pt" style:font-weight-asian="normal" style:font-size-complex="10pt" style:font-weight-complex="normal"/>
    </style:style>
    <style:style style:name="P30" style:family="paragraph" style:parent-style-name="Preformatted_20_Text" style:list-style-name="L1">
      <style:paragraph-properties fo:line-height="125%">
        <style:tab-stops>
          <style:tab-stop style:position="0.4819in"/>
        </style:tab-stops>
      </style:paragraph-properties>
      <style:text-properties fo:color="#000000" style:font-name="Courier New" fo:font-size="10pt" fo:font-weight="bold" style:font-size-asian="10pt" style:font-weight-asian="bold" style:font-size-complex="10pt" style:font-weight-complex="bold"/>
    </style:style>
    <style:style style:name="P31" style:family="paragraph" style:parent-style-name="Preformatted_20_Text" style:list-style-name="L2">
      <style:paragraph-properties fo:line-height="125%"/>
      <style:text-properties fo:color="#000000" style:font-name="Courier New" fo:font-size="10pt" fo:font-weight="bold" style:font-size-asian="10pt" style:font-weight-asian="bold" style:font-size-complex="10pt" style:font-weight-complex="bold"/>
    </style:style>
    <style:style style:name="P32" style:family="paragraph" style:parent-style-name="Preformatted_20_Text" style:list-style-name="L3">
      <style:paragraph-properties fo:line-height="125%"/>
      <style:text-properties fo:color="#000000" style:font-name="Courier New" fo:font-size="10pt" fo:font-weight="bold" style:font-size-asian="10pt" style:font-weight-asian="bold" style:font-size-complex="10pt" style:font-weight-complex="bold"/>
    </style:style>
    <style:style style:name="P33" style:family="paragraph" style:parent-style-name="Preformatted_20_Text" style:list-style-name="L1">
      <style:paragraph-properties fo:line-height="125%">
        <style:tab-stops>
          <style:tab-stop style:position="0.4819in"/>
        </style:tab-stops>
      </style:paragraph-properties>
      <style:text-properties fo:color="#000000" style:font-name="Courier New" fo:font-size="10pt" style:font-size-asian="10pt" style:font-size-complex="10pt"/>
    </style:style>
    <style:style style:name="P34" style:family="paragraph" style:parent-style-name="Preformatted_20_Text" style:list-style-name="L2">
      <style:paragraph-properties fo:line-height="125%"/>
      <style:text-properties fo:color="#000000" style:font-name="Courier New" fo:font-size="10pt" style:font-size-asian="10pt" style:font-size-complex="10pt"/>
    </style:style>
    <style:style style:name="P35" style:family="paragraph" style:parent-style-name="Preformatted_20_Text" style:list-style-name="L3">
      <style:paragraph-properties fo:line-height="125%"/>
      <style:text-properties fo:color="#000000" style:font-name="Courier New" fo:font-size="10pt" style:font-size-asian="10pt" style:font-size-complex="10pt"/>
    </style:style>
    <style:style style:name="P36" style:family="paragraph" style:parent-style-name="Preformatted_20_Text" style:list-style-name="L2">
      <style:paragraph-properties fo:line-height="125%"/>
      <style:text-properties fo:color="#000000" style:font-name="Times New Roman" fo:font-size="10pt" style:font-size-asian="10pt" style:font-size-complex="10pt"/>
    </style:style>
    <style:style style:name="P37" style:family="paragraph" style:parent-style-name="Preformatted_20_Text" style:list-style-name="L3">
      <style:paragraph-properties fo:line-height="125%"/>
      <style:text-properties fo:color="#000000" style:font-name="Times New Roman" fo:font-size="10pt" style:font-size-asian="10pt" style:font-size-complex="10pt"/>
    </style:style>
    <style:style style:name="P38" style:family="paragraph" style:parent-style-name="Preformatted_20_Text">
      <style:paragraph-properties fo:line-height="125%"/>
      <style:text-properties fo:color="#000000" style:font-name="Times New Roman" fo:font-size="12pt" fo:font-weight="normal" style:font-size-asian="12pt" style:font-weight-asian="normal" style:font-size-complex="12pt" style:font-weight-complex="normal"/>
    </style:style>
    <style:style style:name="P39" style:family="paragraph" style:parent-style-name="Preformatted_20_Text" style:list-style-name="L4">
      <style:paragraph-properties fo:line-height="125%"/>
      <style:text-properties fo:color="#000000" style:font-name="Times New Roman" fo:font-size="12pt" fo:font-weight="normal" style:font-size-asian="12pt" style:font-weight-asian="normal" style:font-size-complex="12pt" style:font-weight-complex="normal"/>
    </style:style>
    <style:style style:name="P40" style:family="paragraph" style:parent-style-name="Preformatted_20_Text">
      <style:paragraph-properties fo:line-height="110%"/>
      <style:text-properties fo:color="#000000" style:font-name="Times New Roman" fo:font-size="12pt" fo:font-weight="normal" style:font-size-asian="12pt" style:font-weight-asian="normal" style:font-size-complex="12pt" style:font-weight-complex="normal"/>
    </style:style>
    <style:style style:name="P41" style:family="paragraph" style:parent-style-name="Preformatted_20_Text">
      <style:paragraph-properties fo:line-height="125%"/>
      <style:text-properties fo:color="#000000" style:font-name="Times New Roman" fo:font-size="12pt" style:font-size-asian="12pt" style:font-size-complex="12pt"/>
    </style:style>
    <style:style style:name="P42" style:family="paragraph" style:parent-style-name="Preformatted_20_Text">
      <style:paragraph-properties fo:line-height="125%"/>
      <style:text-properties fo:color="#000000" style:font-name="Times New Roman" fo:font-size="12pt" fo:font-weight="bold" style:font-size-asian="12pt" style:font-weight-asian="bold" style:font-size-complex="12pt" style:font-weight-complex="bold"/>
    </style:style>
    <style:style style:name="P43" style:family="paragraph" style:parent-style-name="Preformatted_20_Text" style:list-style-name="L5"/>
    <style:style style:name="P44" style:family="paragraph" style:parent-style-name="Preformatted_20_Text" style:list-style-name="L5">
      <style:paragraph-properties fo:line-height="110%"/>
      <style:text-properties fo:font-variant="normal" fo:text-transform="none" fo:font-size="12pt" fo:letter-spacing="normal" style:font-size-asian="12pt" style:font-size-complex="12pt"/>
    </style:style>
    <style:style style:name="P45" style:family="paragraph" style:parent-style-name="Preformatted_20_Text" style:list-style-name="L5">
      <style:paragraph-properties fo:line-height="110%"/>
      <style:text-properties fo:font-size="12pt" style:font-size-asian="12pt" style:font-size-complex="12pt"/>
    </style:style>
    <style:style style:name="P46" style:family="paragraph" style:parent-style-name="Preformatted_20_Text" style:list-style-name="L5">
      <style:text-properties fo:font-size="12pt" style:font-size-asian="12pt" style:font-size-complex="12pt"/>
    </style:style>
    <style:style style:name="T1" style:family="text">
      <style:text-properties style:font-name="Courier New"/>
    </style:style>
    <style:style style:name="T2" style:family="text">
      <style:text-properties style:font-name="Courier New" fo:font-weight="bold" style:font-weight-asian="bold" style:font-weight-complex="bold"/>
    </style:style>
    <style:style style:name="T3" style:family="text">
      <style:text-properties style:font-name="Courier New" fo:font-size="10pt" fo:font-weight="bold" style:font-size-asian="10pt" style:font-weight-asian="bold" style:font-size-complex="10pt" style:font-weight-complex="bold"/>
    </style:style>
    <style:style style:name="T4" style:family="text">
      <style:text-properties style:font-name="Courier New" fo:font-size="10pt" fo:font-weight="normal" style:font-size-asian="10pt" style:font-weight-asian="normal" style:font-size-complex="10pt" style:font-weight-complex="normal"/>
    </style:style>
    <style:style style:name="T5" style:family="text">
      <style:text-properties style:font-name="Courier New" fo:font-size="12pt" style:font-size-asian="12pt" style:font-size-complex="12pt"/>
    </style:style>
    <style:style style:name="T6" style:family="text">
      <style:text-properties style:font-name="Courier New" fo:font-size="12pt" fo:font-style="normal" style:font-size-asian="12pt" style:font-style-asian="normal" style:font-size-complex="12pt" style:font-style-complex="normal"/>
    </style:style>
    <style:style style:name="T7" style:family="text">
      <style:text-properties style:font-name="Courier New" fo:font-size="12pt" fo:font-weight="bold" style:font-size-asian="12pt" style:font-weight-asian="bold" style:font-size-complex="12pt" style:font-weight-complex="bold"/>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style:font-name="Times New Roman"/>
    </style:style>
    <style:style style:name="T11" style:family="text">
      <style:text-properties style:font-name="Times New Roman" fo:font-size="12pt" style:font-size-asian="12pt" style:font-size-complex="12pt"/>
    </style:style>
    <style:style style:name="T12" style:family="text">
      <style:text-properties fo:font-style="italic"/>
    </style:style>
    <style:style style:name="T13" style:family="text">
      <style:text-properties fo:font-style="italic" style:font-style-asian="italic" style:font-style-complex="italic"/>
    </style:style>
    <style:style style:name="T14" style:family="text">
      <style:text-properties fo:font-style="normal" fo:font-weight="bold"/>
    </style:style>
    <style:style style:name="T15" style:family="text">
      <style:text-properties fo:font-style="normal" fo:font-weight="normal"/>
    </style:style>
    <style:style style:name="T16" style:family="text">
      <style:text-properties fo:font-style="normal" style:font-style-asian="normal" style:font-style-complex="normal"/>
    </style:style>
    <style:style style:name="T17" style:family="text">
      <style:text-properties style:text-underline-style="solid" style:text-underline-width="auto" style:text-underline-color="font-color"/>
    </style:style>
    <style:style style:name="T18" style:family="text">
      <style:text-properties style:text-underline-style="none"/>
    </style:style>
    <style:style style:name="T19" style:family="text">
      <style:text-properties fo:font-size="12pt" style:font-size-asian="12pt" style:font-size-complex="12pt"/>
    </style:style>
    <style:style style:name="T20" style:family="text">
      <style:text-properties style:text-position="super 5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6654in" fo:text-indent="-0.25in" fo:margin-left="0.6654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154in" fo:text-indent="-0.25in" fo:margin-left="0.9154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654in" fo:text-indent="-0.25in" fo:margin-left="1.1654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154in" fo:text-indent="-0.25in" fo:margin-left="1.415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654in" fo:text-indent="-0.25in" fo:margin-left="1.665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154in" fo:text-indent="-0.25in" fo:margin-left="1.9154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654in" fo:text-indent="-0.25in" fo:margin-left="2.1654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154in" fo:text-indent="-0.25in" fo:margin-left="2.4154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654in" fo:text-indent="-0.25in" fo:margin-left="2.6654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154in" fo:text-indent="-0.25in" fo:margin-left="2.9154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Master's Thesis Proposal: Formal Theory of Communication in Concurrent ML</text:p>
      <text:p text:style-name="P20">Thomas Logan</text:p>
      <text:p text:style-name="P19"/>
      <text:p text:style-name="P19">Summary</text:p>
      <text:p text:style-name="P18"><text:tab/>The goal of this master's thesis is to the develop formal and mechanically verified proofs of useful properties about communication in Concurrent ML[8, 9]. <text:s/>This work will build on Reppy and Xiao's static analysis for computing sound approximations of communication topologies[11, 16]. <text:s/>I will define a small-step operational semantics for Concurrent ML and a constraint-based static analysis[5] that describes all possible communications with varying precision. <text:s/>I will prove that the analysis is sound with respect to the semantics. <text:s/>The semantics, analysis, propositions, proofs, and theorems will rely on Isabelle/HOL[<text:span text:style-name="T9">6, 7, 14, 15</text:span>] as the formal language of reasoning. <text:s/>The proofs will be mechanically checked by Isabelle[17].</text:p>
      <text:p text:style-name="P18"/>
      <text:p text:style-name="P19">Overview</text:p>
      <text:p text:style-name="P18"><text:tab/>Concurrent programming languages provide features to specify a range of evaluation orders between steps of distinct expressions. <text:s/>The freedom to choose from a number of possible evaluation orders has certain advantages. <text:s/>Conceptually distinct tasks may need to overlap in time, but are easier to understand if they are written as distinct expressions. <text:s/>Concurrent languages may also allow the evaluation order between steps of expressions to be nondeterministic or unrestricted. <text:s/>If it's not necessary for tasks to be ordered in a precise way, then it may be better that the program allow arbitrary ordering and let a scheduler find an execution order based on runtime conditions and policies of fairness. <text:s/>A common use case for concurrent languages is GUI programming, in which a program has to process various requests while remaining responsive to subsequent user inputs and continually providing the user with the latest information it has processed.</text:p>
      <text:p text:style-name="P18"><text:tab/>Concurrent ML is a concurrent programming language. <text:s/>It offers a process abstraction, which is a piece of code allowed to have a wide range of evaluation orders relative to code encapsulated in other processes. <text:s/>The language provides a synchronization mechanism that can specify the execution order between parts of expressions in separate processes. <text:s/>It is often the case that synchronization is necessary when data is shared. <text:s/>Thus, in Concurrent ML, synchronization and data sharing mechanisms are actually subsumed by a uniform communication mechanism. <text:s/>Additional process abstractions can be used for sharing data asynchronously, which can provide better usability or performance in some instances. <text:s/>A process, also known as a thread in Concurrent ML, is created using the <text:span text:style-name="T1">spawn</text:span> primitive.</text:p>
      <text:p text:style-name="P18"/>
      <text:p text:style-name="P16"><text:span text:style-name="T2">type</text:span><text:span text:style-name="T1"> thread_id</text:span></text:p>
      <text:p text:style-name="P17"><text:span text:style-name="T8">val</text:span> spawn<text:span text:style-name="T9">: </text:span>(unit <text:span text:style-name="T9">-&gt;</text:span> unit) -&gt; thread_id</text:p>
      <text:p text:style-name="P18"/>
      <text:p text:style-name="P18">Processes communicate by having shared access to a common channel. <text:s/>A channel can be used to either send data or receive data. <text:s/>When a process sends on a channel, another process must receive on the <text:soft-page-break/>same channel before the sending process can continue. <text:s/>Likewise, when a process receives on a channel, another process must send on the same channel before the receiving process can continue.</text:p>
      <text:p text:style-name="P18"/>
      <text:p text:style-name="P17"><text:span text:style-name="T8">type</text:span> 'a chan</text:p>
      <text:p text:style-name="P17"><text:span text:style-name="T8">val</text:span> channel : unit -&gt; 'a chan</text:p>
      <text:p text:style-name="P17"><text:span text:style-name="T8">val</text:span> recv : 'a chan -&gt; 'a</text:p>
      <text:p text:style-name="P17"><text:span text:style-name="T8">val</text:span> send : ('a chan * 'a) -&gt; unit</text:p>
      <text:p text:style-name="P18"/>
      <text:p text:style-name="P18">A given channel can have any arbitrary number of processes sending or receiving data on it over the course of the program's execution. <text:s/>Listing 1 and Listing 2 give a simple example derived from Reppy's book <text:span text:style-name="T13">Concurrent Programming in ML</text:span>[8] that illustrates these essential features of Concurrent ML.</text:p>
      <text:p text:style-name="P8"><text:tab/><text:tab/><text:tab/></text:p>
      <text:p text:style-name="P7"><text:span text:style-name="T8"><text:tab/><text:tab/><text:tab/>signature</text:span><text:span text:style-name="T9"> SERV = </text:span><text:span text:style-name="T8">sig </text:span></text:p>
      <text:p text:style-name="P10"><text:span text:style-name="T8"><text:s text:c="2"/>type</text:span> serv</text:p>
      <text:p text:style-name="P10"><text:span text:style-name="T8"><text:s text:c="2"/>val</text:span><text:span text:style-name="T9"> make : unit -&gt; serv</text:span></text:p>
      <text:p text:style-name="P10"><text:span text:style-name="T8"><text:s text:c="2"/>val </text:span>call : serv * int -&gt; int</text:p>
      <text:p text:style-name="P11">end</text:p>
      <text:p text:style-name="P2">Listing 1: Server signature</text:p>
      <text:p text:style-name="P8"><text:tab/><text:tab/><text:tab/></text:p>
      <text:p text:style-name="P9"><text:span text:style-name="T3"><text:tab/><text:tab/><text:tab/>structure</text:span><text:span text:style-name="T4"> Serv :&gt; SERV = </text:span><text:span text:style-name="T3">struct </text:span></text:p>
      <text:p text:style-name="P10"><text:span text:style-name="T8"><text:s text:c="2"/>datatype</text:span> serv = <text:span text:style-name="T9">S</text:span> <text:span text:style-name="T8">of</text:span><text:span text:style-name="T9"> (int * int chan) chan </text:span></text:p>
      <text:p text:style-name="P12"/>
      <text:p text:style-name="P10"><text:span text:style-name="T8"><text:s text:c="2"/>fun</text:span><text:span text:style-name="T9"> make () </text:span>= <text:span text:style-name="T8">let</text:span> </text:p>
      <text:p text:style-name="P10"><text:span text:style-name="T8"><text:s text:c="4"/>val</text:span> reqCh = channel ()</text:p>
      <text:p text:style-name="P10"><text:span text:style-name="T8"><text:s text:c="4"/></text:span><text:span text:style-name="T8">fun</text:span> loop state = <text:span text:style-name="T8">let</text:span></text:p>
      <text:p text:style-name="P10"><text:span text:style-name="T8"><text:s text:c="4"/></text:span><text:span text:style-name="T8"><text:s text:c="2"/>val </text:span>(v, replCh) = recv reqCh</text:p>
      <text:p text:style-name="P10"><text:span text:style-name="T8"><text:s text:c="4"/>in</text:span> </text:p>
      <text:p text:style-name="P10"><text:s text:c="6"/>send (replCh, state);</text:p>
      <text:p text:style-name="P10"><text:s text:c="6"/>loop v </text:p>
      <text:p text:style-name="P10"><text:span text:style-name="T8"><text:s text:c="4"/>end</text:span> <text:s text:c="3"/></text:p>
      <text:p text:style-name="P11"><text:s text:c="2"/>in</text:p>
      <text:p text:style-name="P10"><text:span text:style-name="T8"><text:s text:c="4"/></text:span>spawn (<text:span text:style-name="T8">fn</text:span> () =&gt; loop 0);</text:p>
      <text:p text:style-name="P10"><text:s text:c="4"/>S reqCh</text:p>
      <text:p text:style-name="P10"><text:span text:style-name="T8"><text:s text:c="2"/>end</text:span> </text:p>
      <text:p text:style-name="P10"/>
      <text:p text:style-name="P10"><text:span text:style-name="T8"><text:s text:c="2"/>fun</text:span> call (server, v) = <text:span text:style-name="T8">let</text:span> </text:p>
      <text:p text:style-name="P10"><text:s text:c="4"/><text:span text:style-name="T8">val</text:span> S reqCh = server</text:p>
      <text:p text:style-name="P10"><text:span text:style-name="T8"><text:s text:c="4"/>val</text:span> replCh = channel ()</text:p>
      <text:p text:style-name="P10"><text:span text:style-name="T8"><text:s text:c="2"/>in</text:span> </text:p>
      <text:p text:style-name="P10"><text:s text:c="4"/>send (reqCh, (v, replCh));</text:p>
      <text:p text:style-name="P10"><text:s text:c="4"/>recv replCh </text:p>
      <text:p text:style-name="P11"><text:s text:c="2"/>end</text:p>
      <text:p text:style-name="P11">end</text:p>
      <text:p text:style-name="P2">Listing 2: Implementation of servers</text:p>
      <text:p text:style-name="P21"><text:soft-page-break/><text:span text:style-name="T11">The server implementation, given in Listing 2, defines a server that holds a number </text:span><text:span text:style-name="T6">state</text:span><text:span text:style-name="T11">. <text:s/>When a client gives the server a number </text:span><text:span text:style-name="T6">v</text:span><text:span text:style-name="T11">, the server gives back </text:span><text:span text:style-name="T5">state</text:span><text:span text:style-name="T11">, and holds onto </text:span><text:span text:style-name="T5">v</text:span><text:span text:style-name="T11"> to as its new </text:span><text:span text:style-name="T5">state</text:span><text:span text:style-name="T11">, which it gives to the next client and so on. <text:s/>A request and reply is equivalent to reading and writing a mutable cell in isolation. <text:s/>The function </text:span><text:span text:style-name="T5">make</text:span><text:span text:style-name="T11"> makes a new server. <text:s/>It creates a new channel </text:span><text:span text:style-name="T5">reqCh</text:span><text:span text:style-name="T11">, from which the server will receive requests. <text:s/>The sever behavior is defined by the infinite loop </text:span><text:span text:style-name="T5">loop</text:span><text:span text:style-name="T11">, which takes a number as the state of each iteration. <text:s/>Each iteration, the server tries to receive requests on </text:span><text:span text:style-name="T5">reqCh</text:span><text:span text:style-name="T11">. <text:s/>It expects the request to be composed of a number </text:span><text:span text:style-name="T5">v</text:span><text:span text:style-name="T11"> and a channel </text:span><text:span text:style-name="T5">replCh</text:span><text:span text:style-name="T11">, through which to reply. <text:s/>Once a request has been received, it sends the current state back to the client through </text:span><text:span text:style-name="T5">replCh</text:span><text:span text:style-name="T11"> by calling </text:span><text:span text:style-name="T5">send (replCh, state)</text:span><text:span text:style-name="T11">. <text:s/>It initiates the next iteration of the loop by calling </text:span><text:span text:style-name="T5">loop</text:span><text:span text:style-name="T11"> with a new state from the client. <text:s/>The server is created with a new process by calling <text:s/></text:span><text:span text:style-name="T5">spawn (</text:span><text:span text:style-name="T7">fn</text:span><text:span text:style-name="T5"> () =&gt; loop 0)</text:span><text:span text:style-name="T11">. <text:s text:c="2"/>A handle to the new server is returned as </text:span><text:span text:style-name="T5">reqCh</text:span><text:span text:style-name="T11"> wrapped in the constructor </text:span><text:span text:style-name="T5">S</text:span><text:span text:style-name="T11">. <text:s/>The function </text:span><text:span text:style-name="T5">call</text:span><text:span text:style-name="T11"> makes a request to a server </text:span><text:span text:style-name="T5">server</text:span><text:span text:style-name="T11"> with a number </text:span><text:span text:style-name="T5">v</text:span><text:span text:style-name="T11"> and returns the number from the server's reply. <text:s/>It extracts the request channel </text:span><text:span text:style-name="T5">reqCh</text:span><text:span text:style-name="T11"> from the server handle and creates a new channel </text:span><text:span text:style-name="T5">replCh</text:span><text:span text:style-name="T11">, from which the client will receive replies. <text:s/>It makes a request to the server with the number </text:span><text:span text:style-name="T5">v</text:span><text:span text:style-name="T11"> and the reply channel </text:span><text:span text:style-name="T5">replCh</text:span><text:span text:style-name="T11"> by calling </text:span><text:span text:style-name="T5">send (reqCh, (v, replCh))</text:span><text:span text:style-name="T11">. <text:s/>Then it receives the reply with the new number by calling </text:span><text:span text:style-name="T5">recv replCh</text:span><text:span text:style-name="T11">.</text:span></text:p>
      <text:p text:style-name="P21"><text:span text:style-name="T11"><text:tab/>Reppy's original design of Concurrent ML allows for events other than sending and receiving to be triggered by synchronization. <text:s/>One such event chooses between one of many events to synchronize on. <text:s/>Only one of the events is chosen for synchronization, but all choices must be represented. <text:s/>Thus, event synchronization must be separated from event values, similar to the way function application is separated from function abstraction. <text:s/></text:span><text:span text:style-name="T5">send</text:span><text:span text:style-name="T11"> and </text:span><text:span text:style-name="T5">recv</text:span><text:span text:style-name="T11"> are just shorthand for synchronization on send and receive events, respectively.</text:span></text:p>
      <text:p text:style-name="P18"/>
      <text:p text:style-name="P17"><text:span text:style-name="T8">type</text:span> 'a event</text:p>
      <text:p text:style-name="P17"><text:span text:style-name="T8">val</text:span> sync : 'a event -&gt; 'a</text:p>
      <text:p text:style-name="P17"><text:span text:style-name="T8">val</text:span> recvEvt : 'a chan -&gt; 'a event</text:p>
      <text:p text:style-name="P17"><text:span text:style-name="T8">val</text:span> sendEvt : 'a chan * 'a -&gt; unit event</text:p>
      <text:p text:style-name="P17"><text:span text:style-name="T8">val</text:span> choose: 'a event * 'a event -&gt; 'a event</text:p>
      <text:p text:style-name="P17"/>
      <text:p text:style-name="P17"><text:span text:style-name="T8">fun </text:span>send (ch, v) = sync (sendEvt (ch, v))</text:p>
      <text:p text:style-name="P17"><text:span text:style-name="T8">fun</text:span> recv v = sync (recvEvt v)</text:p>
      <text:p text:style-name="P18"/>
      <text:p text:style-name="P18"><text:tab/><text:span text:style-name="T1">choose</text:span> is an example of an event combinator; a way to construct an event from other events. <text:s/>Reppy's book on Concurrent ML offers explanations of many other useful combinators, such as the wrap and guard combinators[8]. <text:s/>Donnelly and Fluet extended Concurrent ML with the transactional event combinator <text:span text:style-name="T1">thenEvt</text:span>[1]. <text:s/>Transactional events provide a technique for describing tasks that sometimes execute in isolation and sometimes don't. <text:s/>Achieving similar results without transactional events would require duplication of code in multiple processes, resulting in code that is brittle under <text:soft-page-break/>modification.</text:p>
      <text:p text:style-name="P18"><text:s text:c="2"/></text:p>
      <text:p text:style-name="P17"><text:span text:style-name="T8">val</text:span> thenEvt: 'a event * ('a -&gt; 'b event) <text:s/>-&gt; 'b event</text:p>
      <text:p text:style-name="P17"/>
      <text:p text:style-name="P18">When <text:s/><text:span text:style-name="T1">thenEvt</text:span> is synchronized on, either all of its constituent events and abstractions evaluate in isolation, or none evaluate.</text:p>
      <text:p text:style-name="P18"/>
      <text:p text:style-name="P18"><text:tab/>A uniprocessor implementation of synchronous communication is inexpensive. <text:s/>Using a fairly course-grain interleaving, the communication on a channel can proceed by checking if the channel is in one of two possible states: either a corresponding process is waiting or there's nothing waiting. <text:s/>The implementation doesn't need to consider states where competing processes are also trying to communicate on the same channel, since the course-grain interleaving ensures that competing processes have made no partial communication progress. <text:s/>In a multiprocessor setting, processes can run in parallel and multiple processes can simultaneously make partial progress on the same channel. <text:s/>The multiprocessor implementation of communication is more expensive than that of the uniprocessor, since it must consider additional states related to competing processes making partial communication progress.[10]</text:p>
      <text:p text:style-name="P18"><text:tab/>Channels known to have only one sender or one receiver can have lower communication costs than those with arbitrary number of senders and arbitrary number of receivers, since some of the cost of handling competing processes can be avoided. <text:s/>Concurrent ML does not provide language features for multiple types of channels distinguished by their communication topologies, or the number of processes that may end up sending or receiving on it. <text:s/>However, channels can be classified into various topologies based on their potential communication. <text:s/>A many-to-many channel has any number of senders and receivers; a fan-out channel has one sender and any number of receivers; a fan-in channel has any number of senders and exactly one receiver; a one-to-one channel has exactly one of each; a one-shot channel has exactly one sender, one receiver, and sends data only once. <text:s/>The server implementation in Listing 2 <text:s/>with the following calling code exhibits these topologies.</text:p>
      <text:p text:style-name="P3"/>
      <text:p text:style-name="P11">val <text:span text:style-name="T9">server = Serv.make ()</text:span></text:p>
      <text:p text:style-name="P12"><text:span text:style-name="T8">val</text:span> _ = spawn (fn () =&gt; Serv.call (server, 35))</text:p>
      <text:p text:style-name="P12"><text:span text:style-name="T8">val</text:span> _ = spawn (fn () =&gt; </text:p>
      <text:p text:style-name="P6"><text:tab/><text:tab/><text:tab/> <text:s/>Serv.call (server, 12); </text:p>
      <text:p text:style-name="P12"><text:s text:c="2"/>Serv.call (server, 13)</text:p>
      <text:p text:style-name="P12">)</text:p>
      <text:p text:style-name="P12"><text:span text:style-name="T8">val</text:span> _ = spawn (fn () =&gt; Serv.call (server, 81))</text:p>
      <text:p text:style-name="P12"><text:span text:style-name="T8">val</text:span> _ = spawn (fn () =&gt; Serv.call (server, 44))</text:p>
      <text:p text:style-name="P15"/>
      <text:p text:style-name="P5"><text:span text:style-name="T19">Since there are four processes that make calls to the server, the server's particular </text:span><text:span text:style-name="T5">reqCh</text:span><text:span text:style-name="T19"> has four senders. <text:s/>Servers are created with only one process listening for requests, so the </text:span><text:span text:style-name="T5">reqCh</text:span><text:span text:style-name="T19"> of this server </text:span><text:soft-page-break/><text:span text:style-name="T19">has just one receiver. <text:s/>So the server's </text:span><text:span text:style-name="T5">reqCh</text:span><text:span text:style-name="T19"> is classified as fan-in. <text:s/>Each use of </text:span><text:span text:style-name="T5">call</text:span><text:span text:style-name="T19"> creates a distinct new channel </text:span><text:span text:style-name="T5">replCh</text:span><text:span text:style-name="T19"> for receiving data. <text:s/>The function </text:span><text:span text:style-name="T5">call</text:span><text:span text:style-name="T19"> receives on the channel once and the server sends on the channel once, so each instance of </text:span><text:span text:style-name="T5">replCh</text:span><text:span text:style-name="T19"> is one-shot.</text:span></text:p>
      <text:p text:style-name="P4"/>
      <text:p text:style-name="P18"><text:tab/>A program analysis that describes communication topologies of channels has practical benefits in at least two ways. <text:s/>It can highlight which channels are candidates for optimized implementations of communication; or in a language extension allowing the specification of restricted channels, it can conservatively verify the correct usage of restricted channels. <text:s/>Listing 2 demonstrates the language extension based on an example from Reppy and Xiao[11].</text:p>
      <text:p text:style-name="P18"/>
      <text:p text:style-name="P14"><text:span text:style-name="T3">structure</text:span><text:span text:style-name="T4"> Serv :&gt; SERV = </text:span><text:span text:style-name="T3">struct </text:span></text:p>
      <text:p text:style-name="P10"><text:span text:style-name="T8"><text:s text:c="2"/>datatype</text:span> serv = <text:span text:style-name="T9">S</text:span> <text:span text:style-name="T8">of</text:span><text:span text:style-name="T9"> (int * int chan) chan </text:span></text:p>
      <text:p text:style-name="P12"/>
      <text:p text:style-name="P10"><text:span text:style-name="T8"><text:s text:c="2"/>fun</text:span><text:span text:style-name="T9"> make () </text:span>= <text:span text:style-name="T8">let</text:span> </text:p>
      <text:p text:style-name="P10"><text:span text:style-name="T8"><text:s text:c="4"/>val</text:span> reqCh = <text:span text:style-name="T17">FanIn.</text:span>channel()</text:p>
      <text:p text:style-name="P10"><text:span text:style-name="T8"><text:s text:c="4"/></text:span><text:span text:style-name="T8">fun</text:span> loop state = <text:span text:style-name="T8">let</text:span></text:p>
      <text:p text:style-name="P10"><text:span text:style-name="T8"><text:s text:c="6"/>val </text:span>(v, replCh) = <text:span text:style-name="T17">FanIn.</text:span>recv reqCh</text:p>
      <text:p text:style-name="P10"><text:span text:style-name="T8"><text:s text:c="4"/>in</text:span> </text:p>
      <text:p text:style-name="P10"><text:s text:c="6"/><text:span text:style-name="T17">OneShot.</text:span><text:span text:style-name="T18">send (replCh, state)</text:span>;</text:p>
      <text:p text:style-name="P10"><text:s text:c="6"/>loop v </text:p>
      <text:p text:style-name="P10"><text:span text:style-name="T8"><text:s text:c="4"/>end</text:span> <text:s text:c="3"/></text:p>
      <text:p text:style-name="P11"><text:s text:c="2"/>in</text:p>
      <text:p text:style-name="P10"><text:span text:style-name="T8"><text:s text:c="4"/></text:span>spawn (<text:span text:style-name="T8">fn</text:span> () =&gt; loop 0);</text:p>
      <text:p text:style-name="P10"><text:s text:c="4"/>S reqCh</text:p>
      <text:p text:style-name="P10"><text:span text:style-name="T8"><text:s text:c="2"/>end</text:span> </text:p>
      <text:p text:style-name="P10"/>
      <text:p text:style-name="P10"><text:span text:style-name="T8"><text:s text:c="2"/>fun</text:span> call (server, v) = <text:span text:style-name="T8">let</text:span> </text:p>
      <text:p text:style-name="P10"><text:s text:c="4"/><text:span text:style-name="T8">val</text:span> S reqCh = server</text:p>
      <text:p text:style-name="P10"><text:span text:style-name="T8"><text:s text:c="4"/>val</text:span> replCh = <text:span text:style-name="T17">OneShot</text:span>.channel ()</text:p>
      <text:p text:style-name="P10"><text:span text:style-name="T8"><text:s text:c="2"/>in</text:span> </text:p>
      <text:p text:style-name="P10"><text:s text:c="4"/><text:span text:style-name="T17">FanIn.</text:span>send (reqCh, (v, replCh));</text:p>
      <text:p text:style-name="P10"><text:s text:c="4"/><text:span text:style-name="T17">OneShot.</text:span>recv replCh </text:p>
      <text:p text:style-name="P11"><text:s text:c="2"/>end</text:p>
      <text:p text:style-name="P11">end</text:p>
      <text:p text:style-name="P11"/>
      <text:p text:style-name="P18">Without a static analysis to check the usage of the special channels, one could inadvertently use a one-shot channel for a channel that has multiple senders, resulting in runtime behavior inconsistent with the general semantics of channel synchronization.</text:p>
      <text:p text:style-name="P18"><text:tab/>The utility of the program analysis additionally depends on it being informative, sound, and computable. <text:s/>The analysis is informative iff there exist programs about which the analysis describes information that is not directly observable. <text:s/>The analysis is sound iff the information it describes about a program is the same or less precise than the operational semantics of the program. The analysis is <text:soft-page-break/>computable iff there exists an algorithm that determines all the values described by the analysis on any input program.</text:p>
      <text:p text:style-name="P18"/>
      <text:p text:style-name="P18"><text:tab/>Program analyses, like operational semantics, describe information about the execution or behavior of programs. <text:s/>Yet, while an operational semantics may be viewed as ground truth, the correctness of an analysis is derived from its relation to an operational semantics. <text:s/>In practice, program analyses often describe computable information with respect to operational semantics that are universal and capable of describing uncomputable information. <text:s/>To allow for computability, program analyses often describe approximate information.</text:p>
      <text:p text:style-name="P18"><text:tab/>There are a large number of program analyses with a variety of practical uses. <text:s/>Some constructions of programs might be considered bad, by describing operations that don't make sense, like <text:span text:style-name="T1">True * 5 / “hello”</text:span>, or accessing the 7<text:span text:style-name="T20">th</text:span> element of an array with 6 elements. <text:s/>A type systems, or static semantics, is an analysis that can help ensure programs are well constructed. <text:s/>It describes how programs and expressions can be composed, such that the programs won't get stuck or result in certain kinds of undesired behavior. <text:s/>Type systems can improve debugging by pointing out errors that may be infrequently executed. <text:s/>They can also improve execution speeds of safe languages by rendering some runtime checks unnecessary. <text:s/></text:p>
      <text:p text:style-name="P18"><text:tab/>Other analyses are useful for describing opportunities for program optimizations. <text:s/>Many analyses used for optimizations describe how data flows with information related to every point in the program. <text:s/>Each point refers to a term, from which the small-step semantics may take a step. <text:s/>Some programs may mention the same expression multiple times, possibly resulting in redundant computations. <text:s/>These redundant computations can be detected<text:span text:style-name="T16"> by available expressions analysis, one of many data flow analyses</text:span>. <text:s/>An available expressions analysis describes which expressions must have been computed by each program point.</text:p>
      <text:p text:style-name="P18"/>
      <text:list xml:id="list7564548708475842314" text:style-name="L1">
        <text:list-item>
          <text:p text:style-name="P30">let</text:p>
        </text:list-item>
        <text:list-item>
          <text:p text:style-name="P33"><text:s text:c="2"/><text:span text:style-name="T8">val</text:span> w = 4</text:p>
        </text:list-item>
        <text:list-item>
          <text:p text:style-name="P33"><text:s text:c="2"/><text:span text:style-name="T8">val</text:span> x = ref 1</text:p>
        </text:list-item>
        <text:list-item>
          <text:p text:style-name="P33"><text:s text:c="2"/><text:span text:style-name="T8">val</text:span> y = ref 2</text:p>
        </text:list-item>
        <text:list-item>
          <text:p text:style-name="P33"><text:s text:c="2"/><text:span text:style-name="T8">val</text:span> z = (!x + 1) + (!y + 2) + (w - 3); </text:p>
        </text:list-item>
        <text:list-item>
          <text:p text:style-name="P33"><text:s text:c="2"/><text:span text:style-name="T8">val</text:span> w = 1</text:p>
        </text:list-item>
        <text:list-item>
          <text:p text:style-name="P30">in</text:p>
        </text:list-item>
        <text:list-item>
          <text:p text:style-name="P33"><text:s text:c="2"/>y := 0;</text:p>
        </text:list-item>
        <text:list-item>
          <text:p text:style-name="P33"><text:s text:c="2"/>(!y + 2) - (!x + 1) * (w – 3)</text:p>
        </text:list-item>
        <text:list-item>
          <text:p text:style-name="P30">end</text:p>
        </text:list-item>
      </text:list>
      <text:p text:style-name="P18"><text:tab/></text:p>
      <text:p text:style-name="P18">The expression <text:span text:style-name="T1">(!x + 1)</text:span> is available by line 9 but <text:span text:style-name="T1">(!y + 2)</text:span><text:span text:style-name="T10"> and </text:span><text:span text:style-name="T1">(w - 3)</text:span><text:span text:style-name="T10"> are not, because </text:span><text:span text:style-name="T1">y</text:span><text:span text:style-name="T10"> was modified in line 8 and </text:span><text:span text:style-name="T1">w</text:span><text:span text:style-name="T10"> was rebound in line 6. <text:s/></text:span></text:p>
      <text:p text:style-name="P18"><text:tab/>Another inefficiency is that programs may perform computations, but then ignore their results. <text:s/><text:soft-page-break/>Such dead code can be detected by a liveness analysis. <text:s/>The analysis describes for each program point, the set of variables and references whose values might be used in the remainder of the program.</text:p>
      <text:p text:style-name="P18"/>
      <text:list xml:id="list1201554475899482985" text:style-name="L2">
        <text:list-item>
          <text:p text:style-name="P36"><text:span text:style-name="T2">let</text:span><text:span text:style-name="T1"> </text:span></text:p>
        </text:list-item>
        <text:list-item>
          <text:p text:style-name="P36"><text:span text:style-name="T1"><text:s text:c="2"/></text:span><text:span text:style-name="T2">val</text:span><text:span text:style-name="T1"> x = 1 <text:s text:c="3"/></text:span></text:p>
        </text:list-item>
        <text:list-item>
          <text:p text:style-name="P36"><text:span text:style-name="T1"><text:s text:c="2"/></text:span><text:span text:style-name="T2">val</text:span><text:span text:style-name="T1"> y = 2</text:span></text:p>
        </text:list-item>
        <text:list-item>
          <text:p text:style-name="P36"><text:span text:style-name="T1"><text:s text:c="2"/></text:span><text:span text:style-name="T2">val</text:span><text:span text:style-name="T1"> z = ref (4 * 73)</text:span></text:p>
        </text:list-item>
        <text:list-item>
          <text:p text:style-name="P36"><text:span text:style-name="T1"><text:s text:c="2"/></text:span><text:span text:style-name="T2">val</text:span><text:span text:style-name="T1"> x = 4</text:span></text:p>
        </text:list-item>
        <text:list-item>
          <text:p text:style-name="P36"><text:span text:style-name="T2">in</text:span><text:span text:style-name="T1"> </text:span></text:p>
        </text:list-item>
        <text:list-item>
          <text:p text:style-name="P34"><text:s text:c="2"/>z := 1; </text:p>
        </text:list-item>
        <text:list-item>
          <text:p text:style-name="P34"><text:s text:c="2"/>x * !z</text:p>
        </text:list-item>
        <text:list-item>
          <text:p text:style-name="P31">end</text:p>
        </text:list-item>
      </text:list>
      <text:p text:style-name="P18"/>
      <text:p text:style-name="P18"><text:span text:style-name="T10">Since the variables </text:span><text:span text:style-name="T1">x</text:span><text:span text:style-name="T10"> and </text:span><text:span text:style-name="T1">z</text:span><text:span text:style-name="T10"> and the dereference </text:span><text:span text:style-name="T1">!z</text:span><text:span text:style-name="T10"> are used in line 8, they are live at line 7. <text:s/>Since </text:span><text:span text:style-name="T1">z</text:span><text:span text:style-name="T10"> is reassigned at line 7, </text:span><text:span text:style-name="T1">!z</text:span><text:span text:style-name="T10"> is no longer live at line 6. <text:s/>Since </text:span><text:span text:style-name="T1">x</text:span><text:span text:style-name="T10"> is bound at line 5 and not used above, it is not live at line 4 and above. <text:s/>Since </text:span><text:span text:style-name="T1">z</text:span><text:span text:style-name="T10"> is bound at 4 and not used above, it is not live at line 3 and above. The liveness information demonstrates that the expression </text:span><text:span text:style-name="T1">(4 * 73)</text:span><text:span text:style-name="T10"> doesn't need to be computed, and lines 2 and 3 can simply be removed.</text:span></text:p>
      <text:p text:style-name="P18"><text:tab/>The information at each program point is derived from control structures in the program that dictate how information may flow between program points. <text:s/>Some uses of control structures are represented as literals in the syntax, while other uses are expressions that may evaluate to control structures, or function parameters that may bind to control structures. <text:s/>Function abstraction is a control structure allowing multiple parts of a program to flow into a section of code via a binding. <text:s/>In ML, function abstractions are higher order, and may be unknown without some form of evaluation. <text:s/>These control structures may be revealed by an abstract value flow analysis, which associates each program point with a set of abstract values that the point's expression may evaluate to.</text:p>
      <text:p text:style-name="P18"/>
      <text:list xml:id="list7146663275773584747" text:style-name="L3">
        <text:list-item>
          <text:p text:style-name="P37"><text:span text:style-name="T2">let</text:span><text:span text:style-name="T1"> </text:span></text:p>
        </text:list-item>
        <text:list-item>
          <text:p text:style-name="P37"><text:span text:style-name="T1"><text:s text:c="2"/></text:span><text:span text:style-name="T2">val</text:span><text:span text:style-name="T1"> f = </text:span><text:span text:style-name="T2">fn</text:span><text:span text:style-name="T1"> x =&gt; x 1</text:span></text:p>
        </text:list-item>
        <text:list-item>
          <text:p text:style-name="P37"><text:span text:style-name="T1"><text:s text:c="2"/></text:span><text:span text:style-name="T2">val</text:span><text:span text:style-name="T1"> g = </text:span><text:span text:style-name="T2">fn</text:span><text:span text:style-name="T1"> y =&gt; y + 2</text:span></text:p>
        </text:list-item>
        <text:list-item>
          <text:p text:style-name="P37"><text:span text:style-name="T1"><text:s text:c="2"/></text:span><text:span text:style-name="T2">val</text:span><text:span text:style-name="T1"> h = </text:span><text:span text:style-name="T2">fn</text:span><text:span text:style-name="T1"> z =&gt; z + 3</text:span></text:p>
        </text:list-item>
        <text:list-item>
          <text:p text:style-name="P37"><text:span text:style-name="T2">in</text:span><text:span text:style-name="T1"> </text:span></text:p>
        </text:list-item>
        <text:list-item>
          <text:p text:style-name="P35"><text:s text:c="2"/>(f g) + (f h)</text:p>
        </text:list-item>
        <text:list-item>
          <text:p text:style-name="P32">end</text:p>
        </text:list-item>
      </text:list>
      <text:p text:style-name="P18"/>
      <text:p text:style-name="P18"><text:span text:style-name="T10">The abstract values of </text:span><text:span text:style-name="T1">f</text:span><text:span text:style-name="T10">, </text:span><text:span text:style-name="T1">g</text:span><text:span text:style-name="T10">, </text:span><text:span text:style-name="T1">h</text:span><text:span text:style-name="T10"> are simply their let bound expressions {</text:span><text:span text:style-name="T1">fn x =&gt; x 1</text:span><text:span text:style-name="T10">}, {</text:span><text:span text:style-name="T1">fn y =&gt; y + 2</text:span><text:span text:style-name="T10">}, <text:s/>{</text:span><text:span text:style-name="T1">fn z =&gt; z + 3</text:span><text:span text:style-name="T10">}, respectively. <text:s/></text:span><text:span text:style-name="T1">x</text:span><text:span text:style-name="T10"> has the abstract values of {</text:span><text:span text:style-name="T1">fn y =&gt; y + 2</text:span><text:span text:style-name="T10">, </text:span><text:span text:style-name="T1">fn z =&gt; z + 3</text:span><text:span text:style-name="T10">}, so </text:span><text:span text:style-name="T1">x 1</text:span><text:span text:style-name="T10"> has the abstract values of {</text:span><text:span text:style-name="T1">3</text:span><text:span text:style-name="T10">, </text:span><text:span text:style-name="T1">4</text:span><text:span text:style-name="T10">}; </text:span><text:span text:style-name="T1">(f g)</text:span><text:span text:style-name="T10"> has abstract values of {</text:span><text:span text:style-name="T1">3</text:span><text:span text:style-name="T10">, </text:span><text:span text:style-name="T1">4</text:span><text:span text:style-name="T10">}. <text:s/>Since the abstract values depend on the flow of information, which depends on the abstract values, the description of abstract values is inductive or recursive. <text:s/>The historical motivation for describing the </text:span><text:soft-page-break/><text:span text:style-name="T10">abstract value information was really for its the control information, so the original approaches to these analyses are known as control flow analyses or CFAs. <text:s/>With the control flow information, other data flow analyses like available expression analysis and liveness analysis can provide greater coverage.</text:span></text:p>
      <text:p text:style-name="P18"><text:tab/>Analyses can be described in a variety of ways. <text:s/>An algorithm that take programs as input and produce behavior information as output are necessary for automation in compilers. <text:s/>A specification that states a proposition in terms of programs and execution information may be more suitable for showing clarity of meaning and correctness with respect to the operational semantics. <text:s/>The specification can be translated into an algorithm involving two parts. <text:s/>The first part generates a comprehensive set of data structures representing constraints of all program points, mirroring the specification's description, and the second part solves the constraints.</text:p>
      <text:p text:style-name="P18"/>
      <text:p text:style-name="P18"><text:tab/>For a subset of Concurrent ML without event combinators, Reppy and <text:s/>Xiao developed an efficient algorithmic analysis that determines for each channel all abstract processes that send and receive on it. <text:s/>The algorithm depends on each primitive operation in the program being labeled with a program point. <text:s/>A sequence of program points ordered in a valid execution sequence forms a control path. <text:s/>Distinction between processes in a program can be inferred from whether or not their control paths diverge. <text:s/></text:p>
      <text:p text:style-name="P18"><text:tab/>The algorithm proceeds in multiple steps that produce intermediate data structures, used for efficient lookup in the subsequent steps. <text:s/>It starts with a control-flow analysis[12, 13] that results in multiple mappings. One mapping is from variables to abstract values that may bind to the variables. <text:s/>Another mapping is from channel-bound variables to abstract values that are sent on the respective channels. <text:s/>Another is from function-bound variables to abstract values that are the result of respective function applications. <text:s/>It constructs a control-flow graph with possible paths for pattern matching and process spawning determined directly from the primitives used in the program. <text:s/>Relying on information from the mappings to abstract values, it constructs the possible paths of execution via function application and channel communication. <text:s/>It uses the graph for live variable analysis of channels, which limits the scope for the remaining analysis. <text:s/>Using the spawn and application edges of the control-flow graph, the algorithm then performs a data-flow analysis to determine a mapping from program points to all possible control paths leading into the respective program points. <text:s/>Using the CFA's mappings to abstract values, the algorithm determines the program points for sends and receives per channel variable. <text:s/>Then it uses the mapping to control paths to determine all control paths that send or receive on each channel, from which it classifies channels as one-shot, one-to-one, fan-in, fan-out, or many-to-many.</text:p>
      <text:p text:style-name="P18"><text:tab/>Reppy and Xiao informally prove soundness of their analysis by showing that their analysis claims that more than one process sends (or receives) on a channel if the execution allows more than one to send (or receive) on a that channel. <text:s/>The proof of soundness depends on the ability to relate the execution of a program to the static analysis of a program. <text:s/>The static analysis describes processes in <text:soft-page-break/>terms of control paths, since it can only describe processes in terms of statically available information. Thus, in order to describe the relationship between the processes of the static analysis and the operational semantics, the operational semantics is defined as stepping between sets of control paths paired with terms. <text:s/>Divergent control paths are added whenever a new process is spawned.</text:p>
      <text:p text:style-name="P18"/>
      <text:p text:style-name="P18"><text:tab/>The syntax, semantics, and analysis need to describe many details. <text:s/>Proving propositions relating all of these definitions requires manipulation of all those details. <text:s/>To ensure the correctness of proofs, it is necessary to check that there are no subtle errors in the definitions or proofs. <text:s/>Proofs in general require many subtle manipulations of symbols. <text:s/>The difference between a false statement and a true statement can often be difficult to spot, since the two may be very similar lexically. <text:s/>However, a mechanical proof checker, such as the one in Isabelle, has no difficulty discerning between valid and invalid derivations of statements. <text:s/>Mechanical checking of proofs can notify us of errors in the proofs or definitions far better and faster than manual checking. <text:s/>I have already benefitted from Isabelle's proof checker in order to correctly define the language semantics and abstract value flow analysis for this work. <text:s/>While trying to prove soundness of the analysis, the proof assistant would not accept my proof unless I provided derivation of facts that I believed to be false. <text:s/>I determined that my intuition was correct but my definitions had errors. <text:s/>After correcting the errors, I was able to complete the proof, such that the proof checker was satisfied.</text:p>
      <text:p text:style-name="P18"><text:tab/>Although Isabelle is described as a proof assistant[17], it is really a generic system for processing any kind of code. <text:s/>The code could be proofs, propositions, programs, or types. <text:s/>The processing could be checking proofs, interpreting programs, or translating code. <text:s/>Code and logics for processing code are defined by users using its meta-language Standard ML, and other user-defined languages. <text:s/>Isabelle/HOL is a higher-order logic built from Isabelle's primitives and other logics. <text:s/>It is useful for both programming and proving. <text:s/>Its ability to check that proofs satisfy propositions is simply one instance of its verification capabilities. <text:s/>It can also check that program terms satisfy types, similar to other programming systems for ML. <text:s/>Proofs and propositions are analogous to terms and types, respectively, yet Isabelle/HOL treats the two concepts distinctly. <text:s/>The practical uses for terms are quite different from that of proofs. <text:s/>If a <text:span text:style-name="T13">term</text:span> satisfies a <text:span text:style-name="T13">type</text:span>, then the term has utility for the data or computation it represents. <text:s/>The type is only valuable for confirming or denying the usage of a term. <text:s/>In contrast, once a <text:span text:style-name="T13">proof</text:span> satisfies a <text:span text:style-name="T13">proposition</text:span>, the proof becomes irrelevant, while the proposition is elevated to a theorem. <text:s/>The theorem is useful on its own without regard to any particular proof.</text:p>
      <text:p text:style-name="P18"><text:tab/>Similar to other programming languages, type <text:span text:style-name="T1">bool</text:span> can be satisfied by values <text:span text:style-name="T1">True</text:span> or <text:span text:style-name="T1">False</text:span>. In contrast to other programming languages, additional syntax, or data constructors, can be defined to satisfy the type <text:span text:style-name="T1">bool</text:span>. <text:s/>A constructor can take any number of terms of any types as input in order to create a boolean term. Although these new terms could be used in programs, just as <text:span text:style-name="T1">True</text:span> and <text:span text:style-name="T1">False</text:span> are, their main utility is in theorem proving. <text:s/>In Isabelle/HOL, propositions are isomorphic to terms of type <text:span text:style-name="T1">bool</text:span>. <text:s/>The constructors are defined with a set of inference rules, where each inference rule <text:soft-page-break/>defines the conditions sufficient for a construction to be valid, and at least one of the enumerated conditions is necessary for a valid construction . <text:s/>In other words, the constructor is equivalent to the boolean sum of all the conditions. <text:s/>The proposition definitions in terms of inference rules, or inductive definitions, are analogous to datatype definitions, just as propositions are analogous to types.</text:p>
      <text:p text:style-name="P18"/>
      <text:p text:style-name="P23"><text:span text:style-name="T8">datatype</text:span> 'a list = Nil | Cons 'a "'a list"</text:p>
      <text:p text:style-name="P23"/>
      <text:p text:style-name="P26"><text:span text:style-name="T8">inductive</text:span> sorted :: "('a ⇒ 'a ⇒ bool) ⇒ 'a list ⇒ bool" where</text:p>
      <text:p text:style-name="P26"><text:s text:c="2"/>Nil : "sorted P Nil" |</text:p>
      <text:p text:style-name="P26"><text:s text:c="2"/>Single : "sorted P (Cons x Nil)" |</text:p>
      <text:p text:style-name="P26"><text:s text:c="2"/>Cons : "P x y ⟹ sorted P (Cons y ys) ⟹ sorted P (Cons x (Cons y ys))"</text:p>
      <text:p text:style-name="P18"/>
      <text:p text:style-name="P18">The definitions of <text:span text:style-name="T1">list</text:span> and <text:span text:style-name="T1">sorted</text:span> can be combined with definitions of natural numbers to form propositions. <text:s/>Note that Isabelle/HOL's list is defined with syntactic sugar. <text:span text:style-name="T1">hd # tl</text:span> can be used instead of <text:span text:style-name="T1">Cons hd tl</text:span>, and <text:span text:style-name="T1">[a, b, c]</text:span> is <text:span text:style-name="T1">a # b # c # Nil</text:span>. <text:s/>In Isabelle/HOL, propositions may be proved by applying the inference rules. <text:s/>The method <text:span text:style-name="T1">rule</text:span> is used to work backwards from the goal until no further conditions need to be satisfied. <text:s/>Theorems may also be proved forwards from axioms, theorems or assumptions to the goal, using other methods like <text:span text:style-name="T1">drule</text:span> or <text:span text:style-name="T1">erule</text:span>.</text:p>
      <text:p text:style-name="P18"/>
      <text:p text:style-name="P24">datatype<text:span text:style-name="T9"> nat = Z | S nat </text:span></text:p>
      <text:p text:style-name="P24"/>
      <text:p text:style-name="P24">inductive<text:span text:style-name="T9"> lte :: “nat =&gt; nat =&gt; bool” </text:span>where</text:p>
      <text:p text:style-name="P25"><text:s text:c="2"/>Eq : “lte n n” |</text:p>
      <text:p text:style-name="P25"><text:s text:c="2"/>Lt : “lte n1 n2 ==&gt; lte n1 (S n2)”</text:p>
      <text:p text:style-name="P24"/>
      <text:p text:style-name="P24">theorem<text:span text:style-name="T9"> “</text:span></text:p>
      <text:p text:style-name="P25"><text:s text:c="2"/>sorted lte (Cons (Z) (Cons (S Z) (Cons (S Z) (Cons (S (S (S Z))) Nil))))</text:p>
      <text:p text:style-name="P25">”</text:p>
      <text:p text:style-name="P24"><text:s/>apply<text:span text:style-name="T9"> (rule Cons)</text:span></text:p>
      <text:p text:style-name="P24"><text:s text:c="2"/>apply<text:span text:style-name="T9"> (rule Lt)</text:span></text:p>
      <text:p text:style-name="P24"><text:s text:c="2"/>apply<text:span text:style-name="T9"> (rule Eq)</text:span></text:p>
      <text:p text:style-name="P24"><text:s/>apply<text:span text:style-name="T9"> (rule Cons)</text:span></text:p>
      <text:p text:style-name="P24"><text:s text:c="2"/>apply<text:span text:style-name="T9"> (rule Eq)</text:span></text:p>
      <text:p text:style-name="P24"><text:s/>apply<text:span text:style-name="T9"> (rule Cons)</text:span></text:p>
      <text:p text:style-name="P24"><text:s text:c="2"/>apply<text:span text:style-name="T9"> (rule Lt)</text:span></text:p>
      <text:p text:style-name="P24"><text:s text:c="2"/>apply<text:span text:style-name="T9"> (rule Lt)</text:span></text:p>
      <text:p text:style-name="P24"><text:s text:c="2"/>apply<text:span text:style-name="T9"> (rule Eq)</text:span></text:p>
      <text:p text:style-name="P24"><text:s/>apply<text:span text:style-name="T9"> (rule Single)</text:span></text:p>
      <text:p text:style-name="P24">done</text:p>
      <text:p text:style-name="P18"/>
      <text:p text:style-name="P18">In truth, <text:span text:style-name="T1">True</text:span> and <text:span text:style-name="T1">False</text:span> are not primitive values, but actually just named instances of other propositions converted to boolean terms. <text:s text:c="2"/><text:span text:style-name="T1">False</text:span> is defined to be the absurd statement that all <text:soft-page-break/>propositions are valid.</text:p>
      <text:p text:style-name="P22"/>
      <text:p text:style-name="P10"><text:span text:style-name="T14">definition</text:span><text:span text:style-name="T15"> True :: bool </text:span><text:span text:style-name="T14">where</text:span><text:span text:style-name="T15"> </text:span></text:p>
      <text:p text:style-name="P13"><text:s text:c="2"/>"True ≡ ((λx::bool. x) = (λx. x))"</text:p>
      <text:p text:style-name="P13"/>
      <text:p text:style-name="P10"><text:span text:style-name="T14">definition</text:span><text:span text:style-name="T15"> False :: bool </text:span><text:span text:style-name="T14">where</text:span><text:span text:style-name="T15"> </text:span></text:p>
      <text:p text:style-name="P13"><text:s text:c="2"/>"False ≡ (∀P. P)"</text:p>
      <text:p text:style-name="P27"/>
      <text:p text:style-name="P19">Hypothesis</text:p>
      <text:p text:style-name="P18"><text:tab/>I will derive a static analysis from Reppy and Xiao's algorithm, describing for each channel in a program, all processes that possibly send or receive on the channel. <text:s/>Additionally, it will classify channels as one-shot, one-to-one, fan-out, fan-in, or many-to-many. <text:s/>Instead of Serrano's algorithm[18] for the CFA used in Reppy and Xiao's algorithm, I will define a constraint-based specification and algorithm for the CFA. <text:s/>The method of determining topologies will be fairly similar to Reppy and Xiao's. <text:s/>The analysis of this work will also consider event combinators, which are not considered in Reppy and Xiao's work. <text:s/>I will show that the static analysis is informative by demonstrating programs for which the static analysis classifies some channels as fan-in, fan-out, and so on. <text:s/>I will show that the static analysis is sound by showing that for any program, the execution of the program results in the same sends and receives or fewer compared to the possible sends and receives described by the analysis. <text:s/>I will show that the static analysis is computable by demonstrating the existence of a computable function that takes any program as input and generates all sends and receives described by the analysis.</text:p>
      <text:p text:style-name="P19"/>
      <text:p text:style-name="P19">Evaluation</text:p>
      <text:p text:style-name="P19"><text:tab/><text:span text:style-name="T9">The main contributions of this work will be formal and mechanically verified proofs of communication properties of Concurrent ML, including an analysis derived from Reppy and Xiao's analysis. <text:s/>This work extends that of Reppy and Xiao by demonstrating formal proofs of soundness and extending the analysis to encompass event combinators for choice and transactions.</text:span></text:p>
      <text:p text:style-name="P20"/>
      <text:p text:style-name="P19">Architecture</text:p>
      <text:p text:style-name="P18"><text:tab/>To enable mechanical verification of the correctness of the proofs, I will construct the semantics, analysis and theorems in the formal language of Isabelle/HOL. <text:s/>To aid the development of formal proofs, I will design the analysis as a declarative specification as opposed to an algorithm. <text:s/>However, the declarative analysis will make the proof of computability less direct. <text:s/>To aid the scrutiny of the theorems' adequacy, I will express the definitions and propositions with the fewest number of structures, judgements, inferences rules, and axioms necessary. <text:s/>Efficiency of computation will be ignored in favor of verification. <text:s/>I will not rely on intermediate map or graph data structures, which Reppy and Xiao used for efficient computation. <text:s/>In order to relate the analysis to the operational <text:soft-page-break/>semantics, I will borrow Reppy and Xiao's strategy of stepping between sets of control paths tied to terms.</text:p>
      <text:p text:style-name="P18"><text:tab/>In this thesis work, I'm interested in communication topology soundness, rather than flow soundness. <text:s/>Nevertheless, I will need to prove additional flow soundness theorems en route to proving communication topology soundness. <text:s/>Restricting the grammar to a form that requires every abstraction and application to be bound to a variable would allow the operational semantics to maintain static term information necessary for proofs of flow soundness[3, 5]. <text:s/>The semantics would be defined as an environment based operational semantics, rather than a substitution based operational semantics. <text:s/>By avoiding simplification of terms in the operational semantics, it will be possible to relate the abstract values of the analysis to the values produced by the operational semantics, which in turn is relied on to prove flow soundness.</text:p>
      <text:p text:style-name="P18"><text:tab/>I will incorporate the restricted grammar and the environment based semantics into this work. The restricted grammar is impractical for a programmer to write, yet it is still practical for a language under automated analysis since there is a straight forward procedure to transform more flexible grammars into the restricted form as demonstrated by Flanagan et al [2]. <text:s/>Additionally, the restricted grammar melds nicely with the control path semantics. <text:s/>Instead of defining additional meta-syntax for program points of primitive operations, I can simply use the required variables of the restricted grammar to identify program points, and control paths will simply be sequences of let bound variables. A modification of Listing 2 illustrates the restrictive grammar applied to Concurrent ML.</text:p>
      <text:p text:style-name="P18"/>
      <text:p text:style-name="P18"/>
      <text:p text:style-name="P18"/>
      <text:p text:style-name="P19">Implementation</text:p>
      <text:p text:style-name="P19"/>
      <text:p text:style-name="P20"><text:s/><text:tab/>We describe possible implementations of specialized and unspecialized Concurrent ML using feasible low-level thread-centric features such as wait and poll. <text:s/>The thread-centric approach allows us to focus on optimizations common to many implementations, and avoids pool-centric details like scheduling or memory management that are relevant only to particular implementations. <text:s/>Depending on the low level features provided by existing language implementations, Concurrent ML could be implemented in terms of lower level features, as is the case in SML/NJ and MLton. <text:s/>It could also be implemented as primitive features within a compiler and runtime or interpreter. <text:s/>Analyzing and optimizing Concurrent ML would require treating the language as an object, so implementing its features as primitives would make the most sense. <text:s/>Thus, one can think of the thread-centric implementation shown here as an intermediate representation presented with concrete syntax.</text:p>
      <text:p text:style-name="P20"/>
      <text:p text:style-name="P20"/>
      <text:p text:style-name="P20"/>
      <text:p text:style-name="P28"><text:span text:style-name="T8"/></text:p>
      <text:p text:style-name="P28"><text:soft-page-break/><text:span text:style-name="T9">type message_queue = 'a option ref queue</text:span></text:p>
      <text:p text:style-name="P28"><text:span text:style-name="T9">datatype 'a chan_content = </text:span></text:p>
      <text:p text:style-name="P28"><text:span text:style-name="T9"><text:s text:c="4"/>Send of 'a message_queue | </text:span></text:p>
      <text:p text:style-name="P28"><text:span text:style-name="T9"><text:s text:c="4"/>Recv of 'a message_queue | </text:span></text:p>
      <text:p text:style-name="P28"><text:span text:style-name="T9"><text:s text:c="4"/>Empty</text:span></text:p>
      <text:p text:style-name="P28"><text:span text:style-name="T9"/></text:p>
      <text:p text:style-name="P28"><text:span text:style-name="T9">type 'a chan = 'a chan_content ref <text:s/></text:span></text:p>
      <text:p text:style-name="P28"><text:span text:style-name="T9"/></text:p>
      <text:p text:style-name="P28"><text:span text:style-name="T9">fun channel () = Empty</text:span></text:p>
      <text:p text:style-name="P29"/>
      <text:p text:style-name="P29">fun send ch m = let</text:p>
      <text:p text:style-name="P29"><text:s text:c="2"/>val send_mop_ref = ref (Some m)</text:p>
      <text:p text:style-name="P29">in </text:p>
      <text:p text:style-name="P29"><text:s text:c="2"/>(case !ch of</text:p>
      <text:p text:style-name="P29"><text:s text:c="4"/>Recv q =&gt; (dequeue q) := Some m ; send_mop_ref := None |</text:p>
      <text:p text:style-name="P29"><text:s text:c="4"/>Send q =&gt; enqueue (q, send_mop_ref) |</text:p>
      <text:p text:style-name="P29"><text:s text:c="4"/>Empty =&gt; ch := Send (queue send_mop_ref) </text:p>
      <text:p text:style-name="P29"><text:s text:c="2"/>);</text:p>
      <text:p text:style-name="P29"/>
      <text:p text:style-name="P29"><text:s text:c="2"/>wait (send_mop_ref, fn mop =&gt; mop = None);</text:p>
      <text:p text:style-name="P29"/>
      <text:p text:style-name="P29"><text:s text:c="2"/>()</text:p>
      <text:p text:style-name="P29">end</text:p>
      <text:p text:style-name="P29"><text:s/></text:p>
      <text:p text:style-name="P29"/>
      <text:p text:style-name="P29">fun recv ch = <text:s/>let</text:p>
      <text:p text:style-name="P29"><text:s text:c="2"/>val recv_mop_ref = ref None</text:p>
      <text:p text:style-name="P29">in </text:p>
      <text:p text:style-name="P29"><text:s text:c="2"/>(case !ch of</text:p>
      <text:p text:style-name="P29"><text:s text:c="4"/>Send q =&gt; </text:p>
      <text:p text:style-name="P29"><text:s text:c="6"/>let</text:p>
      <text:p text:style-name="P29"><text:s text:c="8"/>val send_mop_ref = dequeue q</text:p>
      <text:p text:style-name="P29"><text:s text:c="8"/>val mop = !send_mop_ref</text:p>
      <text:p text:style-name="P29"><text:s text:c="6"/>in</text:p>
      <text:p text:style-name="P29"><text:s text:c="8"/>send_mop_ref := None;</text:p>
      <text:p text:style-name="P29"><text:s text:c="8"/>recv_mop_ref := mop</text:p>
      <text:p text:style-name="P29"><text:s text:c="6"/>end</text:p>
      <text:p text:style-name="P29"><text:s text:c="4"/>Recv q =&gt; enqueue (q, recv_mop_ref) |</text:p>
      <text:p text:style-name="P29"><text:s text:c="4"/>Empty =&gt; ch := Recv (queue recv_mop_ref)</text:p>
      <text:p text:style-name="P29"><text:s text:c="2"/>);</text:p>
      <text:p text:style-name="P29"/>
      <text:p text:style-name="P29"><text:s text:c="2"/>wait (recv_mop_ref, fn mop =&gt; mop &lt;&gt; None);</text:p>
      <text:p text:style-name="P29"/>
      <text:p text:style-name="P29"><text:s text:c="2"/>valOf (!recv_mop_ref)</text:p>
      <text:p text:style-name="P29">end</text:p>
      <text:p text:style-name="P20"/>
      <text:p text:style-name="P20"><text:soft-page-break/></text:p>
      <text:p text:style-name="P20"/>
      <text:p text:style-name="P20"/>
      <text:p text:style-name="P20"/>
      <text:p text:style-name="P20"/>
      <text:p text:style-name="P20"/>
      <text:p text:style-name="P20"/>
      <text:list xml:id="list5268635505598361267" text:style-name="L4">
        <text:list-header>
          <text:p text:style-name="P39"/>
        </text:list-header>
      </text:list>
      <text:p text:style-name="P19">References</text:p>
      <text:list xml:id="list3972918189809859615" text:style-name="L5">
        <text:list-item>
          <text:p text:style-name="P44">Donnelly, K. and Fluet, M. Transactional events. ACM SIGPLAN Notices 2006, 41(9), pp.124-135.</text:p>
        </text:list-item>
        <text:list-item>
          <text:p text:style-name="P45">Flanagan C., Sabry A., Duba B.F., Felleisen M. The Essence of Compiling with Continuations. In ACM SIGPLAN Notices; 1993 Aug 1 (Vol. 28, No. 6, pp. 237-247). ACM.</text:p>
        </text:list-item>
        <text:list-item>
          <text:p text:style-name="P44">Fluet, M. A type-and control-flow analysis for System F. In Symposium on Implementation and Application of Functional Languages (pp. 122-139). 2012 August. Springer, Berlin, Heidelberg.</text:p>
        </text:list-item>
        <text:list-item>
          <text:p text:style-name="P45">Matichuk D., Murray T., Wenzel M. Eisbach: A Proof Method Language for Isabelle. Journal of Automated Reasoning. 2016 Mar 1;56(3):261-82.</text:p>
        </text:list-item>
        <text:list-item>
          <text:p text:style-name="P45">Nielson F., Nielson H.R., Hankin C. Principles of program analysis. Springer; 2015 Feb 27.</text:p>
        </text:list-item>
        <text:list-item>
          <text:p text:style-name="P45">Nipkow T, Klein G. Concrete Semantics: With Isabelle/HOL. Springer; 2014 Dec 3.</text:p>
        </text:list-item>
        <text:list-item>
          <text:p text:style-name="P45">Paulson L.C., Nipkow T. Isabelle Tutorial and User’s Manual. University of Cambridge, Computer Laboratory; 1990.</text:p>
        </text:list-item>
        <text:list-item>
          <text:p text:style-name="P45">Reppy, J.H. Concurrent Programming in ML. Cambridge University Press; 2007 Sep 14.</text:p>
        </text:list-item>
        <text:list-item>
          <text:p text:style-name="P44">Reppy, J. H. CML: A Higher-Order Concurrent Language. In PLDI’91, New York, NY, June 1991. ACM, pp. 293–305. </text:p>
        </text:list-item>
        <text:list-item>
          <text:p text:style-name="P44">Reppy, J., Russo, C.V. and Xiao, Y. Parallel concurrent ML. In ACM SIGPLAN Notices 2009 August (Vol. 44, No. 9, pp. 257-268). ACM.</text:p>
        </text:list-item>
        <text:list-item>
          <text:p text:style-name="P45">Reppy J, Xiao Y. Specialization of CML message-passing primitives. In ACM SIGPLAN Notices 2007 Jan 17 (Vol. 42, No. 1, pp. 315-326). ACM.</text:p>
        </text:list-item>
        <text:list-item>
          <text:p text:style-name="P45">Reppy, J. Type-sensitive control-flow analysis. In ML ’06, New York, NY, September 2006. ACM, pp. 74–83. </text:p>
        </text:list-item>
        <text:list-item>
          <text:p text:style-name="P46">Shivers, O. Control-flow analysis of higher-order languages. PhD dissertation, Carnegie Mellon University, 1991.</text:p>
        </text:list-item>
        <text:list-item>
          <text:p text:style-name="P46">Wenzel M. The Isabelle/Isar Reference Manual.</text:p>
        </text:list-item>
        <text:list-item>
          <text:p text:style-name="P46">Wenzel M, Haftmann F, Paulson L. The Isabelle/Isar Implementation.</text:p>
        </text:list-item>
        <text:list-item>
          <text:p text:style-name="P46">Xiao, Y. Toward optimization of Concurrent ML. Master’s dissertation, University of Chicago, December 2005. </text:p>
        </text:list-item>
        <text:list-item>
          <text:p text:style-name="P43"><text:a xlink:type="simple" xlink:href="http://isabelle.in.tum.de/" text:style-name="Internet_20_link" text:visited-style-name="Visited_20_Internet_20_Link"><text:span text:style-name="T19">http://isabelle.in.tum.de/</text:span></text:a></text:p>
        </text:list-item>
        <text:list-item>
          <text:p text:style-name="P46">Serrano, M. Control flow analysis: a functional languages compilation paradigm. In <text:span text:style-name="T12">SAC ’95: Proceedings of the 1995 ACM symposium on Applied Computing</text:span>, New York, NY, 1995. ACM, pp. 118–122. </text:p>
        </text:list-item>
      </text:list>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NimbusRomNo9L" svg:font-family="NimbusRomNo9L"/>
    <style:font-face style:name="OpenSymbol" svg:font-family="OpenSymbol"/>
    <style:font-face style:name="Times New Roman1" svg:font-family="'Times New Roman'" style:font-family-generic="roman"/>
    <style:font-face style:name="Courier New1" svg:font-family="'Courier New'" style:font-family-generic="modern" style:font-pitch="fixed"/>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Times New Roman1" fo:font-size="10pt" style:font-name-asian="Courier New1" style:font-size-asian="10pt" style:font-name-complex="Courier New1" style:font-size-complex="10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Arial Unicode MS" style:font-size-complex="24pt"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8-04-02T09:06:12</dc:date>
    <dc:creator>Thomas Logan</dc:creator>
    <meta:generator>OpenOffice/4.1.3$Unix OpenOffice.org_project/413m1$Build-9783</meta:generator>
    <meta:editing-duration>P26DT21H47M42S</meta:editing-duration>
    <meta:editing-cycles>485</meta:editing-cycles>
    <meta:document-statistic meta:table-count="0" meta:image-count="0" meta:object-count="0" meta:page-count="14" meta:paragraph-count="233" meta:word-count="5329" meta:character-count="32692"/>
  </office:meta>
</office:document-meta>
</file>